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008cm"/>
    </style:style>
    <style:style style:name="gr2" style:family="graphic" style:parent-style-name="standard">
      <style:graphic-properties draw:fill-color="#2c001e" draw:opacity="50%" draw:textarea-horizontal-align="justify" draw:textarea-vertical-align="middle" draw:auto-grow-height="false" fo:min-height="0.385cm" fo:min-width="0.008cm"/>
    </style:style>
    <style:style style:name="gr3" style:family="graphic" style:parent-style-name="standard">
      <style:graphic-properties draw:fill-color="#ff0000" draw:opacity="100%" draw:opacity-name="Transparency_20_1" draw:textarea-horizontal-align="justify" draw:textarea-vertical-align="middle" draw:auto-grow-height="false" fo:min-height="3.971cm" fo:min-width="4.35cm"/>
    </style:style>
    <style:style style:name="gr4" style:family="graphic" style:parent-style-name="standard">
      <style:graphic-properties draw:fill-color="#5e2750" draw:opacity="100%" draw:opacity-name="Transparency_20_1" draw:textarea-horizontal-align="justify" draw:textarea-vertical-align="middle" draw:auto-grow-height="false" fo:min-height="3.971cm" fo:min-width="4.35cm"/>
    </style:style>
    <style:style style:name="gr5" style:family="graphic" style:parent-style-name="standard">
      <style:graphic-properties draw:stroke="none" svg:stroke-color="#000000" draw:fill="none" draw:fill-color="#ffffff" fo:min-height="1.19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389cm"/>
    </style:style>
    <style:style style:name="gr11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583cm"/>
    </style:style>
    <style:style style:name="co1" style:family="table-column">
      <style:table-column-properties style:column-width="1.382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012cm"/>
    </style:style>
    <style:style style:name="P1" style:family="paragraph">
      <style:paragraph-properties fo:text-align="center"/>
    </style:style>
    <style:style style:name="P2" style:family="paragraph">
      <loext:graphic-properties draw:fill-color="#2c001e" draw:opacity="50%"/>
      <style:paragraph-properties fo:text-align="center"/>
    </style:style>
    <style:style style:name="P3" style:family="paragraph">
      <loext:graphic-properties draw:fill-color="#ff0000" draw:opacity="100%" draw:opacity-name="Transparency_20_1"/>
      <style:paragraph-properties fo:text-align="center"/>
    </style:style>
    <style:style style:name="P4" style:family="paragraph">
      <loext:graphic-properties draw:fill-color="#5e2750" draw:opacity="100%" draw:opacity-name="Transparency_20_1"/>
      <style:paragraph-properties fo:text-align="center"/>
    </style:style>
    <style:style style:name="P5" style:family="paragraph">
      <loext:graphic-properties draw:fill="none" draw:fill-color="#ffffff"/>
      <style:text-properties style:font-name="MathJax_Math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MathJax_Math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T1" style:family="text">
      <style:text-properties style:font-name="MathJax_Math"/>
    </style:style>
    <style:style style:name="T2" style:family="text">
      <style:text-properties style:text-position="-33% 58%"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635cm" svg:x="5.84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svg:x="4.44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635cm" svg:x="6.603cm" svg:y="3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635cm" svg:x="3.682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svg:x="6.98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svg:x="5.841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5.958cm 4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7.373cm 3.1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5.177cm 5.4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8.102cm 5.2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4.825cm 3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635cm" draw:transform="rotate (3.12536109154625) translate (5.976cm 3.16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3.97cm 4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5.361cm 3.6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3.215cm 5.95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6.134cm 5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2.824cm 4.1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3.13600759998341) translate (23.964cm 3.66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3.857cm 5.3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2.448cm 6.43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4.631cm 4.17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1.707cm 4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4.993cm 5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635cm" draw:transform="rotate (-0.0106465084371659) translate (23.845cm 6.45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858cm" svg:height="5.969cm" svg:x="2.524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6.858cm" svg:height="5.969cm" svg:x="20.55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842cm" svg:height="1.445cm" svg:x="3.159cm" svg:y="8.112cm">
          <draw:text-box>
            <text:p><text:span text:style-name="T1">Clusters_weighted</text:span></text:p>
          </draw:text-box>
        </draw:frame>
        <draw:frame draw:style-name="gr6" draw:text-style-name="P5" draw:layer="layout" svg:width="5.588cm" svg:height="0.889cm" svg:x="21.193cm" svg:y="8.366cm">
          <draw:text-box>
            <text:p><text:span text:style-name="T1">Clusters of terms</text:span></text:p>
          </draw:text-box>
        </draw:frame>
        <draw:connector draw:style-name="gr7" draw:text-style-name="P6" draw:layer="layout" draw:type="line" svg:x1="9.382cm" svg:y1="4.747cm" svg:x2="20.558cm" svg:y2="5.128cm" draw:start-shape="id1" draw:start-glue-point="10" draw:end-shape="id2" draw:end-glue-point="6" svg:d="M9382 4747l11176 381" svg:viewBox="0 0 11177 382">
          <text:p/>
        </draw:connector>
        <draw:frame draw:style-name="gr6" draw:text-style-name="P5" draw:layer="layout" svg:width="3.048cm" svg:height="0.889cm" draw:transform="rotate (-0.0366519142918816) translate (13.59cm 3.992cm)">
          <draw:text-box>
            <text:p><text:span text:style-name="T1">relations</text:span></text:p>
          </draw:text-box>
        </draw:frame>
        <draw:frame draw:style-name="standard" draw:layer="layout" svg:width="6.909cm" svg:height="1.007cm" svg:x="7.223cm" svg:y="11.0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"><text:span text:style-name="T1">a</text:span><text:span text:style-name="T2">0</text:span></text:p>
              </table:table-cell>
              <table:table-cell>
                <text:p text:style-name="P1"><text:span text:style-name="T1">a</text:span><text:span text:style-name="T2">1</text:span></text:p>
              </table:table-cell>
              <table:table-cell>
                <text:p text:style-name="P1"><text:span text:style-name="T1">...</text:span></text:p>
              </table:table-cell>
              <table:table-cell>
                <text:p text:style-name="P1"><text:span text:style-name="T1">...</text:span></text:p>
              </table:table-cell>
              <table:table-cell>
                <text:p text:style-name="P1"><text:span text:style-name="T1">a</text:span><text:span text:style-name="T2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911cm" svg:height="1.009cm" svg:x="7.207cm" svg:y="14.26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blue3">
              <table:table-cell>
                <text:p text:style-name="P1"><text:span text:style-name="T1">b</text:span><text:span text:style-name="T2">0</text:span></text:p>
              </table:table-cell>
              <table:table-cell>
                <text:p text:style-name="P1"><text:span text:style-name="T1">b</text:span><text:span text:style-name="T2">1</text:span></text:p>
              </table:table-cell>
              <table:table-cell>
                <text:p text:style-name="P1"><text:span text:style-name="T1">...</text:span></text:p>
              </table:table-cell>
              <table:table-cell>
                <text:p text:style-name="P1"><text:span text:style-name="T1">...</text:span></text:p>
              </table:table-cell>
              <table:table-cell>
                <text:p text:style-name="P1"><text:span text:style-name="T1">b</text:span><text:span text:style-name="T2">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7.239cm" svg:height="0.889cm" svg:x="0.873cm" svg:y="11.033cm">
          <draw:text-box>
            <text:p><text:span text:style-name="T1">Doc da classificare</text:span></text:p>
          </draw:text-box>
        </draw:frame>
        <draw:frame draw:style-name="gr5" draw:text-style-name="P5" draw:layer="layout" svg:width="6.096cm" svg:height="1.445cm" svg:x="1cm" svg:y="14.208cm">
          <draw:text-box>
            <text:p><text:span text:style-name="T1">Cluster i-esimo of terms</text:span></text:p>
          </draw:text-box>
        </draw:frame>
        <draw:frame draw:style-name="standard" draw:layer="layout" svg:width="1.381cm" svg:height="7.083cm" svg:x="24.879cm" svg:y="9.928cm">
          <table:table table:template-name="lightblue" table:use-first-row-styles="true" table:use-banding-rows-styles="true">
            <table:table-column table:style-name="co1"/>
            <table:table-row table:style-name="ro3">
              <table:table-cell table:style-name="lightblue3">
                <text:p text:style-name="P1"><text:span text:style-name="T1">c</text:span><text:span text:style-name="T2">0</text:span></text:p>
              </table:table-cell>
            </table:table-row>
            <table:table-row table:style-name="ro3">
              <table:table-cell table:style-name="lightblue2">
                <text:p text:style-name="P1"><text:span text:style-name="T1">c</text:span><text:span text:style-name="T2">1</text:span></text:p>
              </table:table-cell>
            </table:table-row>
            <table:table-row table:style-name="ro3">
              <table:table-cell table:style-name="lightblue1">
                <text:p text:style-name="P1"><text:span text:style-name="T1">...</text:span></text:p>
              </table:table-cell>
            </table:table-row>
            <table:table-row table:style-name="ro3">
              <table:table-cell table:style-name="lightblue2">
                <text:p text:style-name="P1"><text:span text:style-name="T1">...</text:span></text:p>
              </table:table-cell>
            </table:table-row>
            <table:table-row table:style-name="ro3">
              <table:table-cell table:style-name="lightblue1">
                <text:p text:style-name="P1"><text:span text:style-name="T1">..</text:span></text:p>
              </table:table-cell>
            </table:table-row>
            <table:table-row table:style-name="ro3">
              <table:table-cell table:style-name="lightblue2">
                <text:p text:style-name="P1"><text:span text:style-name="T1">..</text:span></text:p>
              </table:table-cell>
            </table:table-row>
            <table:table-row table:style-name="ro3">
              <table:table-cell table:style-name="lightblue1">
                <text:p text:style-name="P1"><text:span text:style-name="T1">c</text:span><text:span text:style-name="T2">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8" draw:text-style-name="P6" draw:layer="layout" svg:x1="7.858cm" svg:y1="12.049cm" svg:x2="7.858cm" svg:y2="14.335cm">
          <text:p/>
        </draw:line>
        <draw:line draw:style-name="gr8" draw:text-style-name="P6" draw:layer="layout" svg:x1="7.858cm" svg:y1="12.049cm" svg:x2="9.382cm" svg:y2="14.335cm">
          <text:p/>
        </draw:line>
        <draw:line draw:style-name="gr8" draw:text-style-name="P6" draw:layer="layout" svg:x1="7.858cm" svg:y1="12.049cm" svg:x2="13.573cm" svg:y2="14.208cm">
          <text:p/>
        </draw:line>
        <draw:line draw:style-name="gr9" draw:text-style-name="P6" draw:layer="layout" svg:x1="7.858cm" svg:y1="12.049cm" svg:x2="10.525cm" svg:y2="14.208cm">
          <text:p/>
        </draw:line>
        <draw:line draw:style-name="gr9" draw:text-style-name="P6" draw:layer="layout" svg:x1="7.985cm" svg:y1="12.049cm" svg:x2="12.176cm" svg:y2="14.208cm">
          <text:p/>
        </draw:line>
        <draw:frame draw:style-name="gr10" draw:text-style-name="P5" draw:layer="layout" svg:width="28.702cm" svg:height="2.639cm" svg:x="0.746cm" svg:y="17.03cm">
          <draw:text-box>
            <text:p><text:span text:style-name="T1">If ( a == b )</text:span></text:p>
            <text:p><text:span text:style-name="T1">silver.append(clusters_weighted[i][clusters_of_terms[i].index(clusters_of_terms[i][j])])</text:span></text:p>
            <text:p><text:span text:style-name="T1"/></text:p>
          </draw:text-box>
        </draw:frame>
        <draw:line draw:style-name="gr11" draw:text-style-name="P6" draw:layer="layout" svg:x1="7.731cm" svg:y1="10.652cm" svg:x2="13.7cm" svg:y2="10.652cm">
          <text:p/>
        </draw:line>
        <draw:frame draw:style-name="gr12" draw:text-style-name="P8" draw:layer="layout" svg:width="1.016cm" svg:height="3.833cm" svg:x="26.781cm" svg:y="11.391cm">
          <draw:text-box>
            <text:p text:style-name="P7"><text:span text:style-name="T1">S</text:span></text:p>
            <text:p text:style-name="P7"><text:span text:style-name="T1">I</text:span></text:p>
            <text:p text:style-name="P7"><text:span text:style-name="T1">L</text:span></text:p>
            <text:p text:style-name="P7"><text:span text:style-name="T1">V</text:span></text:p>
            <text:p text:style-name="P7"><text:span text:style-name="T1">E</text:span></text:p>
            <text:p text:style-name="P7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7:57:42.058983117</meta:creation-date>
    <dc:date>2016-12-10T19:59:13.850429311</dc:date>
    <meta:editing-duration>PT24M56S</meta:editing-duration>
    <meta:editing-cycles>11</meta:editing-cycles>
    <meta:generator>LibreOffice/5.1.4.2$Linux_X86_64 LibreOffice_project/10m0$Build-2</meta:generator>
    <meta:document-statistic meta:object-count="43"/>
  </office:meta>
</office:document-meta>
</file>